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4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Table1" style:family="table">
      <style:table-properties table:align="left" style:width="8.167cm" fo:margin-left="0cm"/>
    </style:style>
    <style:style style:name="Column1" style:family="table-column">
      <style:table-column-properties style:column-width="4.083cm"/>
    </style:style>
    <style:style style:name="Column2" style:family="table-column">
      <style:table-column-properties style:column-width="4.083cm"/>
    </style:style>
    <style:style style:name="Row1" style:family="table-row">
      <style:table-row-properties style:min-row-height="0.508cm"/>
    </style:style>
    <style:style style:name="Cell1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Cell2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Row2" style:family="table-row">
      <style:table-row-properties style:min-row-height="0.482cm"/>
    </style:style>
    <style:style style:name="Cell3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Cell4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Row3" style:family="table-row">
      <style:table-row-properties style:min-row-height="0.482cm"/>
    </style:style>
    <style:style style:name="Cell5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Cell6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Row4" style:family="table-row">
      <style:table-row-properties style:min-row-height="0.482cm"/>
    </style:style>
    <style:style style:name="Cell7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Cell8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Row5" style:family="table-row">
      <style:table-row-properties style:min-row-height="0.482cm"/>
    </style:style>
    <style:style style:name="Cell9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Cell10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Row6" style:family="table-row">
      <style:table-row-properties style:min-row-height="0.482cm"/>
    </style:style>
    <style:style style:name="Cell11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Cell12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Row7" style:family="table-row">
      <style:table-row-properties style:min-row-height="0.482cm"/>
    </style:style>
    <style:style style:name="Cell13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Cell14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Row8" style:family="table-row">
      <style:table-row-properties style:min-row-height="0.482cm"/>
    </style:style>
    <style:style style:name="Cell15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Cell16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Row9" style:family="table-row">
      <style:table-row-properties style:min-row-height="0.482cm"/>
    </style:style>
    <style:style style:name="Cell17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Cell18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Row10" style:family="table-row">
      <style:table-row-properties style:min-row-height="0.482cm"/>
    </style:style>
    <style:style style:name="Cell19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Cell20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Row11" style:family="table-row">
      <style:table-row-properties style:min-row-height="0.482cm"/>
    </style:style>
    <style:style style:name="Cell21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Cell22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Row12" style:family="table-row">
      <style:table-row-properties style:min-row-height="0.508cm"/>
    </style:style>
    <style:style style:name="Cell23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Cell24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P36" style:family="paragraph" style:parent-style-name="Standard">
      <style:paragraph-properties fo:text-align="center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T36_3" style:family="text" style:parent-style-name="Default_20_Paragraph_20_Font"/>
  </office:automatic-styles>
  <office:body>
    <office:text>
      <text:p text:style-name="P1"><text:span text:style-name="T1_1"> 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EXPERIMENTO<text:s/>PAIN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Cx.<text:s/>01                                                       <text:s/>26/02/08</text:span><text:span text:style-name="T5_2"><text:s/></text:span></text:p>
      <text:p text:style-name="P6"><text:span text:style-name="T6_1">Carragenina:<text:s/>10<text:s/>mg/ml</text:span><text:span text:style-name="T6_2"><text:s/></text:span></text:p>
      <text:p text:style-name="P7"><text:span text:style-name="T7_1">                     <text:s/>Vol.<text:s/>0,1<text:s/>ml</text:span><text:span text:style-name="T7_2"><text:s/></text:span></text:p>
      <text:p text:style-name="P8"><text:span text:style-name="T8_1">Teste<text:s/>sibutramina:<text:s/>dose:<text:s/>1,5mg/kg</text:span><text:span text:style-name="T8_2"><text:s/></text:span></text:p>
      <text:p text:style-name="P9"><text:span text:style-name="T9_1">                             <text:s/></text:span><text:span text:style-name="T9_2">1,2<text:s/>mg/ml</text:span><text:span text:style-name="T9_3"><text:s/>(solução)</text:span><text:span text:style-name="T9_4"><text:s/></text:span></text:p>
      <text:p text:style-name="P10"><text:span text:style-name="T10_1">                             <text:s/>Vol.<text:s/>0,3<text:s/>ml</text:span><text:span text:style-name="T10_2"><text:s/></text:span></text:p>
      <text:p text:style-name="P11"><text:span text:style-name="T11_1"> </text:span><text:span text:style-name="T11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2"><text:span text:style-name="T12_1">Rato</text:span><text:span text:style-name="T12_2"><text:s/></text:span></text:p>
          </table:table-cell>
          <table:table-cell table:style-name="Cell2">
            <text:p text:style-name="P13"><text:span text:style-name="T13_1">Tempo</text:span><text:span text:style-name="T13_2"><text:s/></text:span></text:p>
          </table:table-cell>
        </table:table-row>
        <table:table-row table:style-name="Row2">
          <table:table-cell table:style-name="Cell3">
            <text:p text:style-name="P14"><text:span text:style-name="T14_1">01</text:span><text:span text:style-name="T14_2"><text:s/></text:span></text:p>
          </table:table-cell>
          <table:table-cell table:style-name="Cell4">
            <text:p text:style-name="P15"><text:span text:style-name="T15_1">14,4</text:span><text:span text:style-name="T15_2"><text:s/></text:span></text:p>
          </table:table-cell>
        </table:table-row>
        <table:table-row table:style-name="Row3">
          <table:table-cell table:style-name="Cell5">
            <text:p text:style-name="P16"><text:span text:style-name="T16_1">02</text:span><text:span text:style-name="T16_2"><text:s/></text:span></text:p>
          </table:table-cell>
          <table:table-cell table:style-name="Cell6">
            <text:p text:style-name="P17"><text:span text:style-name="T17_1">15,0</text:span><text:span text:style-name="T17_2"><text:s/></text:span></text:p>
          </table:table-cell>
        </table:table-row>
        <table:table-row table:style-name="Row4">
          <table:table-cell table:style-name="Cell7">
            <text:p text:style-name="P18"><text:span text:style-name="T18_1">03</text:span><text:span text:style-name="T18_2"><text:s/></text:span></text:p>
          </table:table-cell>
          <table:table-cell table:style-name="Cell8">
            <text:p text:style-name="P19"><text:span text:style-name="T19_1">8,2</text:span><text:span text:style-name="T19_2"><text:s/></text:span></text:p>
          </table:table-cell>
        </table:table-row>
        <table:table-row table:style-name="Row5">
          <table:table-cell table:style-name="Cell9">
            <text:p text:style-name="P20"><text:span text:style-name="T20_1">04</text:span><text:span text:style-name="T20_2"><text:s/></text:span></text:p>
          </table:table-cell>
          <table:table-cell table:style-name="Cell10">
            <text:p text:style-name="P21"><text:span text:style-name="T21_1">18,7</text:span><text:span text:style-name="T21_2"><text:s/></text:span></text:p>
          </table:table-cell>
        </table:table-row>
        <table:table-row table:style-name="Row6">
          <table:table-cell table:style-name="Cell11">
            <text:p text:style-name="P22"><text:span text:style-name="T22_1">05</text:span><text:span text:style-name="T22_2"><text:s/></text:span></text:p>
          </table:table-cell>
          <table:table-cell table:style-name="Cell12">
            <text:p text:style-name="P23"><text:span text:style-name="T23_1">22,0</text:span><text:span text:style-name="T23_2"><text:s/></text:span></text:p>
          </table:table-cell>
        </table:table-row>
        <table:table-row table:style-name="Row7">
          <table:table-cell table:style-name="Cell13">
            <text:p text:style-name="P24"><text:span text:style-name="T24_1">06</text:span><text:span text:style-name="T24_2"><text:s/></text:span></text:p>
          </table:table-cell>
          <table:table-cell table:style-name="Cell14">
            <text:p text:style-name="P25"><text:span text:style-name="T25_1">10,7</text:span><text:span text:style-name="T25_2"><text:s/></text:span></text:p>
          </table:table-cell>
        </table:table-row>
        <table:table-row table:style-name="Row8">
          <table:table-cell table:style-name="Cell15">
            <text:p text:style-name="P26"><text:span text:style-name="T26_1">07</text:span><text:span text:style-name="T26_2"><text:s/></text:span></text:p>
          </table:table-cell>
          <table:table-cell table:style-name="Cell16">
            <text:p text:style-name="P27"><text:span text:style-name="T27_1">12,7</text:span><text:span text:style-name="T27_2"><text:s/></text:span></text:p>
          </table:table-cell>
        </table:table-row>
        <table:table-row table:style-name="Row9">
          <table:table-cell table:style-name="Cell17">
            <text:p text:style-name="P28"><text:span text:style-name="T28_1">08</text:span><text:span text:style-name="T28_2"><text:s/></text:span></text:p>
          </table:table-cell>
          <table:table-cell table:style-name="Cell18">
            <text:p text:style-name="P29"><text:span text:style-name="T29_1">11,0</text:span><text:span text:style-name="T29_2"><text:s/></text:span></text:p>
          </table:table-cell>
        </table:table-row>
        <table:table-row table:style-name="Row10">
          <table:table-cell table:style-name="Cell19">
            <text:p text:style-name="P30"><text:span text:style-name="T30_1">09</text:span><text:span text:style-name="T30_2"><text:s/></text:span></text:p>
          </table:table-cell>
          <table:table-cell table:style-name="Cell20">
            <text:p text:style-name="P31"><text:span text:style-name="T31_1">1505</text:span><text:span text:style-name="T31_2"><text:s/></text:span></text:p>
          </table:table-cell>
        </table:table-row>
        <table:table-row table:style-name="Row11">
          <table:table-cell table:style-name="Cell21">
            <text:p text:style-name="P32"><text:span text:style-name="T32_1">10</text:span><text:span text:style-name="T32_2"><text:s/></text:span></text:p>
          </table:table-cell>
          <table:table-cell table:style-name="Cell22">
            <text:p text:style-name="P33"><text:span text:style-name="T33_1">13,7</text:span><text:span text:style-name="T33_2"><text:s/></text:span></text:p>
          </table:table-cell>
        </table:table-row>
        <table:table-row table:style-name="Row12">
          <table:table-cell table:style-name="Cell23">
            <text:p text:style-name="P34"><text:span text:style-name="T34_1">Média</text:span><text:span text:style-name="T34_2"><text:s/></text:span></text:p>
          </table:table-cell>
          <table:table-cell table:style-name="Cell24">
            <text:p text:style-name="P35"><text:span text:style-name="T35_1">14,19</text:span><text:span text:style-name="T35_2"><text:s/></text:span></text:p>
          </table:table-cell>
        </table:table-row>
      </table:table>
      <text:p text:style-name="P36"><text:span text:style-name="T36_1"> </text:span><text:span text:style-name="T36_2"><text:s/></text:span><text:span text:style-name="T36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sibutramina.26.02.08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